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itel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:.C50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Leerbl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zu lebe ich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r ist Gott?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tt teilt sich mi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r war Jesus?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ne Gemeind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r Heilige Geis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sus praktisch nachfolg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d, Schwierigkeiten, Krankheit, To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in Blick in die Zukunf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n Engeln und Bengel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eundschaft und meh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ney, money, m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r Versuchung widersteh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tersag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dnachweise / Impress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erbl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schlag Rü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3-08-16T10:22:21.117238728</meta:creation-date>
    <meta:generator>LibreOffice/4.1.0.4$Linux_X86_64 LibreOffice_project/410m0$Build-4</meta:generator>
    <dc:date>2013-08-16T12:00:44.874783069</dc:date>
    <dc:creator>Christoph Fischer</dc:creator>
    <meta:editing-duration>P0D</meta:editing-duration>
    <meta:editing-cycles>1</meta:editing-cycles>
    <meta:document-statistic meta:table-count="1" meta:cell-count="53" meta:object-count="0"/>
  </office:meta>
</office:document-meta>
</file>